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3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ce4"/>
        <table:table-column table:style-name="co1" table:number-columns-repeated="8" table:default-cell-style-name="Default"/>
        <table:table-row table:style-name="ro3">
          <table:table-cell table:style-name="ce1" office:value-type="string">
            <text:p>inflatables</text:p>
          </table:table-cell>
          <table:table-cell table:style-name="ce2" office:value-type="string">
            <text:p>(volume)</text:p>
          </table:table-cell>
          <table:table-cell office:value-type="string">
            <text:p>Crew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2"/>
          <table:table-cell office:value-type="string" table:number-columns-spanned="4" table:number-rows-spanned="6">
            <text:p>add small logarithmic weight „discount“ the bigger and </text:p>
            <text:p>higher capacity the parts are</text:p>
            <text:p>inflatables significantly lighter than cabins as a</text:p>
            <text:p>reward for difficulty to launch kerbals with, thereby</text:p>
            <text:p>creating its own balance niche and keeping standard</text:p>
            <text:p>cabins relevant for launch and landing</text:p>
          </table:table-cell>
          <table:covered-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2" office:value-type="string">
            <text:p>1,21m³</text:p>
          </table:table-cell>
          <table:table-cell office:value-type="float" office:value="1">
            <text:p>1</text:p>
          </table:table-cell>
          <table:table-cell table:formula="of:=([.E2])/([.C2])" office:value-type="float" office:value="0.47">
            <text:p>0,47</text:p>
          </table:table-cell>
          <table:table-cell table:formula="of:=[.C2]*0.35+LOG([.C2]+1;2)*0.12" office:value-type="float" office:value="0.47">
            <text:p>0,47</text:p>
          </table:table-cell>
          <table:table-cell table:formula="of:=[.C2] * 1000" office:value-type="float" office:value="1000">
            <text:p>1000</text:p>
          </table:table-cell>
          <table:table-cell table:formula="of:=[.C2] * 8000" office:value-type="float" office:value="8000">
            <text:p>8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202">
            <text:p>202</text:p>
          </table:table-cell>
          <table:table-cell table:style-name="ce2" office:value-type="string">
            <text:p>10,51m³</text:p>
          </table:table-cell>
          <table:table-cell office:value-type="float" office:value="2">
            <text:p>2</text:p>
          </table:table-cell>
          <table:table-cell table:formula="of:=([.E3])/([.C3])" office:value-type="float" office:value="0.445097750043269">
            <text:p>0,44509775</text:p>
          </table:table-cell>
          <table:table-cell table:formula="of:=[.C3]*0.35+LOG([.C3]+1;2)*0.12" office:value-type="float" office:value="0.890195500086539">
            <text:p>0,89</text:p>
          </table:table-cell>
          <table:table-cell table:formula="of:=[.C3] * 1000" office:value-type="float" office:value="2000">
            <text:p>2000</text:p>
          </table:table-cell>
          <table:table-cell table:formula="of:=[.C3] * 8000" office:value-type="float" office:value="16000">
            <text:p>16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303">
            <text:p>303</text:p>
          </table:table-cell>
          <table:table-cell table:style-name="ce2" office:value-type="string">
            <text:p>37,51m³</text:p>
          </table:table-cell>
          <table:table-cell office:value-type="float" office:value="4">
            <text:p>4</text:p>
          </table:table-cell>
          <table:table-cell table:formula="of:=([.E4])/([.C4])" office:value-type="float" office:value="0.419657842846621">
            <text:p>0,4196578428</text:p>
          </table:table-cell>
          <table:table-cell table:formula="of:=[.C4]*0.35+LOG([.C4]+1;2)*0.12" office:value-type="float" office:value="1.67863137138648">
            <text:p>1,68</text:p>
          </table:table-cell>
          <table:table-cell table:formula="of:=[.C4] * 1000" office:value-type="float" office:value="4000">
            <text:p>4000</text:p>
          </table:table-cell>
          <table:table-cell table:formula="of:=[.C4] * 8000" office:value-type="float" office:value="32000">
            <text:p>32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602">
            <text:p>602</text:p>
          </table:table-cell>
          <table:table-cell table:style-name="ce2" office:value-type="string">
            <text:p>38,49m³</text:p>
          </table:table-cell>
          <table:table-cell office:value-type="float" office:value="5">
            <text:p>5</text:p>
          </table:table-cell>
          <table:table-cell table:formula="of:=([.E5])/([.C5])" office:value-type="float" office:value="0.412039100017308">
            <text:p>0,4120391</text:p>
          </table:table-cell>
          <table:table-cell table:formula="of:=[.C5]*0.35+LOG([.C5]+1;2)*0.12" office:value-type="float" office:value="2.06019550008654">
            <text:p>2,06</text:p>
          </table:table-cell>
          <table:table-cell table:formula="of:=[.C5] * 1000" office:value-type="float" office:value="5000">
            <text:p>5000</text:p>
          </table:table-cell>
          <table:table-cell table:formula="of:=[.C5] * 8000" office:value-type="float" office:value="40000">
            <text:p>40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506">
            <text:p>506</text:p>
          </table:table-cell>
          <table:table-cell table:style-name="ce2" office:value-type="string">
            <text:p>106,43m³</text:p>
          </table:table-cell>
          <table:table-cell office:value-type="float" office:value="10">
            <text:p>10</text:p>
          </table:table-cell>
          <table:table-cell table:formula="of:=([.E6])/([.C6])" office:value-type="float" office:value="0.391513179423648">
            <text:p>0,3915131794</text:p>
          </table:table-cell>
          <table:table-cell table:formula="of:=[.C6]*0.35+LOG([.C6]+1;2)*0.12" office:value-type="float" office:value="3.91513179423648">
            <text:p>3,92</text:p>
          </table:table-cell>
          <table:table-cell table:formula="of:=[.C6] * 1000" office:value-type="float" office:value="10000">
            <text:p>10000</text:p>
          </table:table-cell>
          <table:table-cell table:formula="of:=[.C6] * 8000" office:value-type="float" office:value="80000">
            <text:p>80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/>
          <table:table-cell table:style-name="ce2"/>
          <table:table-cell/>
          <table:table-cell table:formula="of:=([.E7])/([.C7])" office:value-type="float" office:value="0">
            <text:p>#DIV/0!</text:p>
          </table:table-cell>
          <table:table-cell table:formula="of:=[.C7]*0.35+LOG([.C7]+1;2)*0.12" office:value-type="float" office:value="0">
            <text:p>0,00</text:p>
          </table:table-cell>
          <table:table-cell table:formula="of:=[.C7] * 4500" office:value-type="float" office:value="0">
            <text:p>0</text:p>
          </table:table-cell>
          <table:table-cell table:formula="of:=[.C7] * 6000" office:value-type="float" office:value="0">
            <text:p>0</text:p>
          </table:table-cell>
          <table:table-cell table:number-columns-repeated="4"/>
          <table:table-cell table:style-name="ce5"/>
          <table:table-cell/>
        </table:table-row>
        <table:table-row table:style-name="ro2">
          <table:table-cell table:style-name="ce1" office:value-type="string">
            <text:p>CentS</text:p>
          </table:table-cell>
          <table:table-cell/>
          <table:table-cell office:value-type="float" office:value="4">
            <text:p>4</text:p>
          </table:table-cell>
          <table:table-cell table:formula="of:=([.E8])/([.C8])" office:value-type="float" office:value="0.419657842846621">
            <text:p>0,4196578428</text:p>
          </table:table-cell>
          <table:table-cell table:formula="of:=[.C8]*0.35+LOG([.C8]+1;2)*0.12" office:value-type="float" office:value="1.67863137138648">
            <text:p>1,68</text:p>
          </table:table-cell>
          <table:table-cell table:formula="of:=[.C8] * 1000" office:value-type="float" office:value="4000">
            <text:p>4000</text:p>
          </table:table-cell>
          <table:table-cell table:formula="of:=[.C8] * 8000"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entM</text:p>
          </table:table-cell>
          <table:table-cell/>
          <table:table-cell office:value-type="float" office:value="10">
            <text:p>10</text:p>
          </table:table-cell>
          <table:table-cell table:formula="of:=([.E9])/([.C9])" office:value-type="float" office:value="0.391513179423648">
            <text:p>0,3915131794</text:p>
          </table:table-cell>
          <table:table-cell table:formula="of:=[.C9]*0.35+LOG([.C9]+1;2)*0.12" office:value-type="float" office:value="3.91513179423648">
            <text:p>3,92</text:p>
          </table:table-cell>
          <table:table-cell table:formula="of:=[.C9] * 1000" office:value-type="float" office:value="10000">
            <text:p>10000</text:p>
          </table:table-cell>
          <table:table-cell table:formula="of:=[.C9] * 8000" office:value-type="float" office:value="80000">
            <text:p>80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16">
            <text:p>16</text:p>
          </table:table-cell>
          <table:table-cell table:formula="of:=([.E10])/([.C10])" office:value-type="float" office:value="0.380655971309378">
            <text:p>0,3806559713</text:p>
          </table:table-cell>
          <table:table-cell table:formula="of:=[.C10]*0.35+LOG([.C10]+1;2)*0.12" office:value-type="float" office:value="6.09049554095004">
            <text:p>6,09</text:p>
          </table:table-cell>
          <table:table-cell table:formula="of:=[.C10] * 1000" office:value-type="float" office:value="16000">
            <text:p>16000</text:p>
          </table:table-cell>
          <table:table-cell table:formula="of:=[.C10] * 8000" office:value-type="float" office:value="128000">
            <text:p>128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20">
            <text:p>20</text:p>
          </table:table-cell>
          <table:table-cell table:formula="of:=([.E11])/([.C11])" office:value-type="float" office:value="0.376353904536673">
            <text:p>0,3763539045</text:p>
          </table:table-cell>
          <table:table-cell table:formula="of:=[.C11]*0.35+LOG([.C11]+1;2)*0.12" office:value-type="float" office:value="7.52707809073345">
            <text:p>7,53</text:p>
          </table:table-cell>
          <table:table-cell table:formula="of:=[.C11] * 1000" office:value-type="float" office:value="20000">
            <text:p>20000</text:p>
          </table:table-cell>
          <table:table-cell table:formula="of:=[.C11] * 8000" office:value-type="float" office:value="160000">
            <text:p>160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50">
            <text:p>50</text:p>
          </table:table-cell>
          <table:table-cell table:formula="of:=([.E12])/([.C12])" office:value-type="float" office:value="0.363613820820732">
            <text:p>0,3636138208</text:p>
          </table:table-cell>
          <table:table-cell table:formula="of:=[.C12]*0.35+LOG([.C12]+1;2)*0.12" office:value-type="float" office:value="18.1806910410366">
            <text:p>18,18</text:p>
          </table:table-cell>
          <table:table-cell table:formula="of:=[.C12] * 1000" office:value-type="float" office:value="50000">
            <text:p>50000</text:p>
          </table:table-cell>
          <table:table-cell table:formula="of:=[.C12] * 8000" office:value-type="float" office:value="400000">
            <text:p>400000</text:p>
          </table:table-cell>
          <table:table-cell table:number-columns-repeated="6"/>
        </table:table-row>
        <table:table-row table:style-name="ro2">
          <table:table-cell table:number-columns-repeated="2"/>
          <table:table-cell/>
          <table:table-cell/>
          <table:table-cell table:formula="of:=[.C13]*0.35+LOG([.C13]+1;2)*0.12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number-columns-repeated="2"/>
          <table:table-cell/>
          <table:table-cell/>
          <table:table-cell table:formula="of:=[.C14]*0.35+LOG([.C14]+1;2)*0.12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number-columns-repeated="2"/>
          <table:table-cell/>
          <table:table-cell/>
          <table:table-cell table:formula="of:=[.C15]*0.35+LOG([.C15]+1;2)*0.12" office:value-type="float" office:value="0">
            <text:p>0,00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>
            <text:p>rigid cabins</text:p>
          </table:table-cell>
          <table:table-cell/>
          <table:table-cell office:value-type="string">
            <text:p>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6"/>
        </table:table-row>
        <table:table-row table:style-name="ro2">
          <table:table-cell office:value-type="string">
            <text:p>cupola</text:p>
          </table:table-cell>
          <table:table-cell/>
          <table:table-cell office:value-type="float" office:value="1">
            <text:p>1</text:p>
          </table:table-cell>
          <table:table-cell table:formula="of:=([.E20])/([.C20])" office:value-type="float" office:value="0.67">
            <text:p>0,67</text:p>
          </table:table-cell>
          <table:table-cell table:formula="of:=[.C20]*0.55+LOG([.C20]+1;2)*0.12" office:value-type="float" office:value="0.67">
            <text:p>0,67</text:p>
          </table:table-cell>
          <table:table-cell table:formula="of:=[.C20] * 1000" office:value-type="float" office:value="1000">
            <text:p>1000</text:p>
          </table:table-cell>
          <table:table-cell table:formula="of:=[.C20] * 3000" office:value-type="float" office:value="3000">
            <text:p>3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2">
            <text:p>2</text:p>
          </table:table-cell>
          <table:table-cell table:formula="of:=([.E21])/([.C21])" office:value-type="float" office:value="0.645097750043269">
            <text:p>0,64509775</text:p>
          </table:table-cell>
          <table:table-cell table:formula="of:=[.C21]*0.55+LOG([.C21]+1;2)*0.12" office:value-type="float" office:value="1.29019550008654">
            <text:p>1,29</text:p>
          </table:table-cell>
          <table:table-cell table:formula="of:=[.C21] * 1000" office:value-type="float" office:value="2000">
            <text:p>2000</text:p>
          </table:table-cell>
          <table:table-cell table:formula="of:=[.C21] * 3000" office:value-type="float" office:value="6000">
            <text:p>6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4">
            <text:p>4</text:p>
          </table:table-cell>
          <table:table-cell table:formula="of:=([.E22])/([.C22])" office:value-type="float" office:value="0.619657842846621">
            <text:p>0,6196578428</text:p>
          </table:table-cell>
          <table:table-cell table:formula="of:=[.C22]*0.55+LOG([.C22]+1;2)*0.12" office:value-type="float" office:value="2.47863137138648">
            <text:p>2,48</text:p>
          </table:table-cell>
          <table:table-cell table:formula="of:=[.C22] * 1000" office:value-type="float" office:value="4000">
            <text:p>4000</text:p>
          </table:table-cell>
          <table:table-cell table:formula="of:=[.C22] * 3000" office:value-type="float" office:value="12000">
            <text:p>12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8">
            <text:p>8</text:p>
          </table:table-cell>
          <table:table-cell table:formula="of:=([.E23])/([.C23])" office:value-type="float" office:value="0.597548875021635">
            <text:p>0,597548875</text:p>
          </table:table-cell>
          <table:table-cell table:formula="of:=[.C23]*0.55+LOG([.C23]+1;2)*0.12" office:value-type="float" office:value="4.78039100017308">
            <text:p>4,78</text:p>
          </table:table-cell>
          <table:table-cell table:formula="of:=[.C23] * 1500" office:value-type="float" office:value="12000">
            <text:p>12000</text:p>
          </table:table-cell>
          <table:table-cell table:formula="of:=[.C23] * 4000"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16">
            <text:p>16</text:p>
          </table:table-cell>
          <table:table-cell table:formula="of:=([.E24])/([.C24])" office:value-type="float" office:value="0.580655971309378">
            <text:p>0,5806559713</text:p>
          </table:table-cell>
          <table:table-cell table:formula="of:=[.C24]*0.55+LOG([.C24]+1;2)*0.12" office:value-type="float" office:value="9.29049554095004">
            <text:p>9,29</text:p>
          </table:table-cell>
          <table:table-cell table:formula="of:=[.C24] * 1500" office:value-type="float" office:value="24000">
            <text:p>24000</text:p>
          </table:table-cell>
          <table:table-cell table:formula="of:=[.C24] * 4000" office:value-type="float" office:value="64000">
            <text:p>64000</text:p>
          </table:table-cell>
          <table:table-cell table:number-columns-repeated="6"/>
        </table:table-row>
        <table:table-row table:style-name="ro2" table:number-rows-repeated="12">
          <table:table-cell table:number-columns-repeated="13"/>
        </table:table-row>
        <table:table-row table:style-name="ro2">
          <table:table-cell office:value-type="string">
            <text:p>stock baseline</text:p>
          </table:table-cell>
          <table:table-cell/>
          <table:table-cell office:value-type="string">
            <text:p>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6"/>
        </table:table-row>
        <table:table-row table:style-name="ro2">
          <table:table-cell office:value-type="string">
            <text:p>mk1 cab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,00</text:p>
          </table:table-cell>
          <table:table-cell office:value-type="float" office:value="550">
            <text:p>550</text:p>
          </table:table-cell>
          <table:table-cell office:value-type="float" office:value="2600">
            <text:p>2600</text:p>
          </table:table-cell>
          <table:table-cell table:number-columns-repeated="6"/>
        </table:table-row>
        <table:table-row table:style-name="ro2">
          <table:table-cell office:value-type="string">
            <text:p>mk2 cabi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,00</text:p>
          </table:table-cell>
          <table:table-cell office:value-type="float" office:value="4200">
            <text:p>4200</text:p>
          </table:table-cell>
          <table:table-cell office:value-type="float" office:value="12000">
            <text:p>12000</text:p>
          </table:table-cell>
          <table:table-cell table:number-columns-repeated="6"/>
        </table:table-row>
        <table:table-row table:style-name="ro2">
          <table:table-cell office:value-type="string">
            <text:p>Hitchhiker</text:p>
          </table:table-cell>
          <table:table-cell/>
          <table:table-cell office:value-type="float" office:value="4">
            <text:p>4</text:p>
          </table:table-cell>
          <table:table-cell table:style-name="ce3" office:value-type="float" office:value="1.125">
            <text:p>1,125</text:p>
          </table:table-cell>
          <table:table-cell office:value-type="float" office:value="2.5">
            <text:p>2,50</text:p>
          </table:table-cell>
          <table:table-cell office:value-type="float" office:value="4000">
            <text:p>4000</text:p>
          </table:table-cell>
          <table:table-cell office:value-type="float" office:value="12400">
            <text:p>12400</text:p>
          </table:table-cell>
          <table:table-cell table:number-columns-repeated="6"/>
        </table:table-row>
        <table:table-row table:style-name="ro2" table:number-rows-repeated="104853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2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1:58:07.48</meta:creation-date>
    <meta:generator>OpenOffice/4.1.3$Win32 OpenOffice.org_project/413m1$Build-9783</meta:generator>
    <dc:date>2020-05-01T22:07:54.12</dc:date>
    <meta:editing-duration>PT10H47M17S</meta:editing-duration>
    <meta:editing-cycles>15</meta:editing-cycles>
    <meta:document-statistic meta:table-count="3" meta:cell-count="144" meta:object-count="0"/>
  </office:meta>
</office:document-meta>
</file>